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onospace" svg:font-family="monospace, monospace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Roboto Slab" svg:font-family="'Roboto Slab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code">
      <style:text-properties officeooo:paragraph-rsid="001a7478"/>
    </style:style>
    <style:style style:name="P2" style:family="paragraph" style:parent-style-name="_5f_text">
      <style:text-properties fo:language="ru" fo:country="RU" officeooo:rsid="0014c501" officeooo:paragraph-rsid="0014c501"/>
    </style:style>
    <style:style style:name="P3" style:family="paragraph" style:parent-style-name="_5f_text">
      <style:text-properties fo:language="ru" fo:country="RU" officeooo:rsid="001ce194" officeooo:paragraph-rsid="001ce194"/>
    </style:style>
    <style:style style:name="P4" style:family="paragraph" style:parent-style-name="_5f_text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_5f_heading_5f_top" style:master-page-name="Standard">
      <style:paragraph-properties style:page-number="auto"/>
    </style:style>
    <style:style style:name="P6" style:family="paragraph" style:parent-style-name="_5f_code">
      <style:text-properties officeooo:paragraph-rsid="001d2002"/>
    </style:style>
    <style:style style:name="P7" style:family="paragraph" style:parent-style-name="_5f_heading_5f_bottom">
      <style:text-properties officeooo:paragraph-rsid="001d2002"/>
    </style:style>
    <style:style style:name="P8" style:family="paragraph" style:parent-style-name="_5f_text">
      <style:text-properties officeooo:rsid="00623d25" officeooo:paragraph-rsid="001d2002"/>
    </style:style>
    <style:style style:name="P9" style:family="paragraph" style:parent-style-name="_5f_text">
      <style:text-properties officeooo:paragraph-rsid="001d2002"/>
    </style:style>
    <style:style style:name="P10" style:family="paragraph" style:parent-style-name="_5f_text">
      <style:text-properties officeooo:rsid="001d2002" officeooo:paragraph-rsid="001d2002"/>
    </style:style>
    <style:style style:name="P11" style:family="paragraph" style:parent-style-name="_5f_text">
      <style:text-properties fo:language="ru" fo:country="RU" officeooo:rsid="001f0a30" officeooo:paragraph-rsid="001f0a30"/>
    </style:style>
    <style:style style:name="T1" style:family="text">
      <style:text-properties fo:language="en" fo:country="US" officeooo:rsid="00679d93"/>
    </style:style>
    <style:style style:name="T2" style:family="text">
      <style:text-properties fo:language="en" fo:country="US" officeooo:rsid="001f0a30"/>
    </style:style>
    <style:style style:name="T3" style:family="text">
      <style:text-properties style:font-name="Consolas" fo:font-size="9pt" fo:language="en" fo:country="US" fo:font-weight="normal" officeooo:rsid="001b9acc"/>
    </style:style>
    <style:style style:name="T4" style:family="text">
      <style:text-properties style:font-name="Consolas" fo:font-size="9pt" fo:language="en" fo:country="US" fo:font-weight="normal" officeooo:rsid="00679d93"/>
    </style:style>
    <style:style style:name="T5" style:family="text">
      <style:text-properties style:font-name="Calibri Light1" fo:font-size="10pt" fo:font-weight="250"/>
    </style:style>
    <style:style style:name="T6" style:family="text">
      <style:text-properties style:font-name="Calibri Light1" fo:font-size="10pt" fo:font-weight="250" officeooo:rsid="0063ad1f"/>
    </style:style>
    <style:style style:name="T7" style:family="text">
      <style:text-properties style:font-name="Calibri Light1" fo:font-size="10pt" fo:font-weight="250" officeooo:rsid="00732431"/>
    </style:style>
    <style:style style:name="T8" style:family="text">
      <style:text-properties style:font-name="Calibri Light1" fo:font-size="10pt" fo:font-weight="250" officeooo:rsid="0073aae7"/>
    </style:style>
    <style:style style:name="T9" style:family="text">
      <style:text-properties style:font-name="Calibri Light1" fo:font-size="10pt" fo:language="ru" fo:country="RU" fo:font-weight="250"/>
    </style:style>
    <style:style style:name="T10" style:family="text">
      <style:text-properties style:font-name="Calibri Light1" fo:font-size="10pt" fo:language="ru" fo:country="RU" fo:font-weight="250" officeooo:rsid="0073aae7"/>
    </style:style>
    <style:style style:name="T11" style:family="text">
      <style:text-properties style:font-name="Calibri Light1" fo:font-size="10pt" fo:language="ru" fo:country="RU" fo:font-weight="250" officeooo:rsid="00762d33"/>
    </style:style>
    <style:style style:name="T12" style:family="text">
      <style:text-properties style:font-name="Calibri Light1" fo:font-size="10pt" fo:language="ru" fo:country="RU" fo:font-weight="250" officeooo:rsid="00756b59"/>
    </style:style>
    <style:style style:name="T13" style:family="text">
      <style:text-properties style:font-name="Calibri Light1" fo:font-size="10pt" fo:language="ru" fo:country="RU" fo:font-weight="250" officeooo:rsid="00708191"/>
    </style:style>
    <style:style style:name="T14" style:family="text">
      <style:text-properties style:font-name="Calibri Light1" fo:font-size="10pt" fo:language="ru" fo:country="RU" fo:font-weight="250" officeooo:rsid="0063ad1f"/>
    </style:style>
    <style:style style:name="T15" style:family="text">
      <style:text-properties style:font-name="Calibri Light1" fo:font-size="10pt" fo:language="ru" fo:country="RU" fo:font-weight="250" officeooo:rsid="001d2002"/>
    </style:style>
    <style:style style:name="T16" style:family="text">
      <style:text-properties style:font-name="Calibri Light1" fo:font-size="10pt" fo:language="en" fo:country="US" fo:font-weight="250" officeooo:rsid="0073aae7"/>
    </style:style>
    <style:style style:name="T17" style:family="text">
      <style:text-properties style:font-name="Calibri Light1" fo:font-size="10pt" fo:language="en" fo:country="US" fo:font-weight="250" officeooo:rsid="00762d33"/>
    </style:style>
    <style:style style:name="T18" style:family="text">
      <style:text-properties style:font-name="Calibri Light1" fo:font-size="10pt" fo:language="en" fo:country="US" fo:font-weight="250" officeooo:rsid="00708191"/>
    </style:style>
    <style:style style:name="T19" style:family="text">
      <style:text-properties officeooo:rsid="0063ad1f"/>
    </style:style>
    <style:style style:name="T20" style:family="text">
      <style:text-properties fo:language="ru" fo:country="RU" officeooo:rsid="001f0a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okie</text:p>
      <text:p text:style-name="P8">Библиотека express-session.</text:p>
      <text:p text:style-name="P7">Что известно</text:p>
      <text:p text:style-name="P9"><text:span text:style-name="T12"/></text:p>
      <text:p text:style-name="P7">Что непонятно</text:p>
      <text:p text:style-name="P9"><text:span text:style-name="T6"/></text:p>
      <text:p text:style-name="P7">Что сделать</text:p>
      <text:p text:style-name="P9"><text:span text:style-name="T15">курим мануал</text:span></text:p>
      <text:p text:style-name="P9"><text:span text:style-name="T15"/></text:p>
      <text:p text:style-name="P9"><text:span text:style-name="T15"/></text:p>
      <text:p text:style-name="P9"><text:span text:style-name="T15"/></text:p>
      <text:p text:style-name="_5f_heading_5f_middle_5f_2">Установка</text:p>
      <text:p text:style-name="_5f_code">npm install cookie --<text:span text:style-name="T2">save</text:span></text:p>
      <text:p text:style-name="_5f_heading_5f_middle_5f_2">Пример</text:p>
      <text:p text:style-name="P11"><text:span text:style-name="T5">В следующем примере этот модуль используется вместе с основным HTTP-сервером Node.js, чтобы запрашивать у пользователя свое имя и отображать его при будущих посещениях.</text:span></text:p>
      <text:p text:style-name="P11"><text:span text:style-name="T5"/></text:p>
      <text:p text:style-name="_5f_code">var cookie = require('cookie');</text:p>
      <text:p text:style-name="_5f_code">var escapeHtml = require('escape-html');</text:p>
      <text:p text:style-name="_5f_code">var http = require('http');</text:p>
      <text:p text:style-name="_5f_code">var url = require('url');</text:p>
      <text:p text:style-name="_5f_code"><text:s/></text:p>
      <text:p text:style-name="_5f_code">function onRequest(req, res) {</text:p>
      <text:p text:style-name="_5f_code"><text:s text:c="2"/>// Parse the query string</text:p>
      <text:p text:style-name="_5f_code"><text:s text:c="2"/>var query = url.parse(req.url, true, true).query;</text:p>
      <text:p text:style-name="_5f_code"><text:s/></text:p>
      <text:p text:style-name="_5f_code"><text:s text:c="2"/>if (query &amp;&amp; query.name) {</text:p>
      <text:p text:style-name="_5f_code"><text:s text:c="4"/>// Set a new cookie with the name</text:p>
      <text:p text:style-name="_5f_code"><text:s text:c="4"/>res.setHeader('Set-Cookie', cookie.serialize('name', String(query.name), {</text:p>
      <text:p text:style-name="_5f_code"><text:s text:c="6"/>httpOnly: true,</text:p>
      <text:p text:style-name="_5f_code"><text:s text:c="6"/>maxAge: 60 * 60 * 24 * 7 // 1 week</text:p>
      <text:p text:style-name="_5f_code"><text:s text:c="4"/>}));</text:p>
      <text:p text:style-name="_5f_code"><text:s/></text:p>
      <text:p text:style-name="_5f_code"><text:s text:c="4"/>// Redirect back after setting cookie</text:p>
      <text:p text:style-name="_5f_code"><text:s text:c="4"/>res.statusCode = 302;</text:p>
      <text:p text:style-name="_5f_code"><text:s text:c="4"/>res.setHeader('Location', req.headers.referer || '/');</text:p>
      <text:p text:style-name="_5f_code"><text:s text:c="4"/>res.end();</text:p>
      <text:p text:style-name="_5f_code"><text:s text:c="4"/>return;</text:p>
      <text:p text:style-name="_5f_code"><text:s text:c="2"/>}</text:p>
      <text:p text:style-name="_5f_code"><text:s/></text:p>
      <text:p text:style-name="_5f_code"><text:s text:c="2"/>// Parse the cookies on the request</text:p>
      <text:p text:style-name="_5f_code"><text:s text:c="2"/>var cookies = cookie.parse(req.headers.cookie || '');</text:p>
      <text:p text:style-name="_5f_code"><text:s/></text:p>
      <text:p text:style-name="_5f_code"><text:s text:c="2"/>// Get the visitor name set in the cookie</text:p>
      <text:p text:style-name="_5f_code"><text:s text:c="2"/>var name = cookies.name;</text:p>
      <text:p text:style-name="_5f_code"><text:s/></text:p>
      <text:p text:style-name="_5f_code"><text:s text:c="2"/>res.setHeader('Content-Type', 'text/html; charset=UTF-8');</text:p>
      <text:p text:style-name="_5f_code"><text:s/></text:p>
      <text:p text:style-name="_5f_code"><text:s text:c="2"/>if (name) {</text:p>
      <text:p text:style-name="_5f_code"><text:s text:c="4"/>res.write('&lt;p&gt;Welcome back, &lt;b&gt;' + escapeHtml(name) + '&lt;/b&gt;!&lt;/p&gt;');</text:p>
      <text:p text:style-name="_5f_code"><text:s text:c="2"/>} else {</text:p>
      <text:p text:style-name="_5f_code"><text:s text:c="4"/>res.write('&lt;p&gt;Hello, new visitor!&lt;/p&gt;');</text:p>
      <text:p text:style-name="_5f_code"><text:s text:c="2"/>}</text:p>
      <text:p text:style-name="_5f_code"><text:s/></text:p>
      <text:p text:style-name="_5f_code"><text:s text:c="2"/>res.write('&lt;form method="GET"&gt;');</text:p>
      <text:p text:style-name="_5f_code"><text:s text:c="2"/>res.write('&lt;input placeholder="enter your name" name="name"&gt; &lt;input type="submit" value="Set Name"&gt;');</text:p>
      <text:p text:style-name="_5f_code"><text:s text:c="2"/>res.end('&lt;/form&gt;');</text:p>
      <text:p text:style-name="_5f_code">}</text:p>
      <text:p text:style-name="P11"><text:span text:style-name="T5"><text:s/></text:span></text:p>
      <text:p text:style-name="P11"><text:soft-page-break/><text:span text:style-name="T5">http.createServer(onRequest).listen(3000);</text:span></text:p>
      <text:p text:style-name="P11"><text:span text:style-name="T5">Testing</text:span></text:p>
      <text:p text:style-name="P11"><text:span text:style-name="T5">$ npm test</text:span></text:p>
      <text:p text:style-name="P11"><text:span text:style-name="T5">Benchmark</text:span></text:p>
      <text:p text:style-name="P10"><text:span text:style-name="T9"/></text:p>
      <text:p text:style-name="P10"><text:span text:style-name="T9"/></text:p>
      <text:p text:style-name="P9"><text:span text:style-name="T15"/></text:p>
      <text:p text:style-name="P9"><text:span text:style-name="T15"/></text:p>
      <text:p text:style-name="P9"><text:span text:style-name="T1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onospace" svg:font-family="monospace, monospace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Roboto Slab" svg:font-family="'Roboto Slab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0pt" fo:font-weight="250" officeooo:rsid="00409ea1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" fo:font-family="Calibri" style:font-style-name="Курсив" style:font-family-generic="swiss" style:font-pitch="variable" fo:font-size="9pt" fo:language="none" fo:country="none" fo:font-style="italic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fo:padding="0.101cm" fo:border="0.26pt solid #ff5429"/>
      <style:text-properties style:font-name="Calibri Light1" fo:font-family="'Calibri Light'" style:font-style-name="Обычный" style:font-family-generic="swiss" style:font-pitch="variable" fo:font-size="10pt" fo:language="none" fo:country="none" fo:font-weight="250"/>
    </style:style>
    <style:style style:name="_5f_heading_5f_top" style:display-name="_heading_top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>
      <style:paragraph-properties fo:margin-left="1cm" fo:margin-right="0cm" fo:margin-top="0.101cm" fo:margin-bottom="0cm" style:contextual-spacing="false" fo:text-align="start" style:justify-single-word="false" fo:text-indent="0cm" style:auto-text-indent="false"/>
      <style:text-properties fo:font-size="14pt"/>
    </style:style>
    <style:style style:name="Default_20_Paragraph_20_Font" style:display-name="Default Paragraph Font" style:family="text"/>
    <style:style style:name="_5f_ROOT" style:display-name="_ROOT" style:family="text">
      <style:text-properties style:font-name="Roboto" fo:font-family="Roboto" style:font-family-generic="roman" style:font-pitch="variable" fo:font-size="12pt" fo:font-weight="normal" style:font-name-asian="Roboto1" style:font-family-asian="Roboto" style:font-family-generic-asian="system" style:font-pitch-asian="variable" style:font-size-asian="12pt" style:font-weight-asian="normal" style:font-name-complex="Roboto1" style:font-family-complex="Roboto" style:font-family-generic-complex="system" style:font-pitch-complex="variable"/>
    </style:style>
    <style:style style:name="_5f_LOOK" style:display-name="_LOOK" style:family="text" style:parent-style-name="_5f_ROOT">
      <style:text-properties fo:color="#000000" loext:opacity="100%" style:font-name="Roboto" fo:font-family="Roboto" style:font-family-generic="roman" style:font-pitch="variable" fo:font-size="11pt" fo:font-style="normal" style:text-underline-style="none" fo:font-weight="bold" style:font-name-asian="Roboto1" style:font-family-asian="Roboto" style:font-family-generic-asian="system" style:font-pitch-asian="variable" style:font-size-asian="11pt" style:font-style-asian="normal" style:font-weight-asian="bold" style:font-name-complex="Roboto1" style:font-family-complex="Roboto" style:font-family-generic-complex="system" style:font-pitch-complex="variable"/>
    </style:style>
    <style:style style:name="_5f_EMPHASIS" style:display-name="_EMPHASIS" style:family="text">
      <style:text-properties fo:color="#000000" loext:opacity="100%" style:font-name="Calibri1" fo:font-family="Calibri" style:font-family-generic="roman" style:font-pitch="variable" fo:font-size="11pt" fo:letter-spacing="normal" fo:font-style="normal" style:text-underline-style="none" fo:font-weight="bold" fo:background-color="#deeaf6" style:font-size-asian="11pt" style:font-style-asian="normal" style:font-weight-asian="bold" style:font-name-complex="Roboto Slab" style:font-family-complex="'Roboto Slab'" style:font-family-generic-complex="system" style:font-pitch-complex="variable" style:text-scale="100%" loext:padding="0cm" loext:border="none" loext:shadow="non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0pt" fo:language="zxx" fo:country="none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0.302cm" fo:margin-left="0.1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0.4cm" fo:margin-left="0.1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7cm" fo:margin-left="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121</meta:editing-cycles>
    <meta:print-date>1970-01-01T03:00:00</meta:print-date>
    <meta:creation-date>2019-07-03T13:26:00</meta:creation-date>
    <dc:date>2020-11-04T00:40:33.565000000</dc:date>
    <meta:editing-duration>P6DT19H45M29S</meta:editing-duration>
    <meta:generator>LibreOffice/7.0.2.2$Windows_X86_64 LibreOffice_project/8349ace3c3162073abd90d81fd06dcfb6b36b994</meta:generator>
    <meta:document-statistic meta:table-count="0" meta:image-count="0" meta:object-count="0" meta:page-count="2" meta:paragraph-count="56" meta:word-count="184" meta:character-count="1484" meta:non-whitespace-character-count="1257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